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puGDPPCsol6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imestamp (year)</text:p>
          </table:table-cell>
          <table:table-cell office:value-type="string" calcext:value-type="string">
            <text:p>value1 (PopuNorm)</text:p>
          </table:table-cell>
          <table:table-cell office:value-type="string" calcext:value-type="string">
            <text:p>Value2 (TL)</text:p>
          </table:table-cell>
          <table:table-cell/>
          <table:table-cell office:value-type="string" calcext:value-type="string">
            <text:p>Popu (people)</text:p>
          </table:table-cell>
          <table:table-cell office:value-type="string" calcext:value-type="string">
            <text:p>GDPPC 1990Intld</text:p>
          </table:table-cell>
          <table:table-cell office:value-type="string" calcext:value-type="string">
            <text:p>LEB (years)</text:p>
          </table:table-cell>
          <table:table-cell office:value-type="string" calcext:value-type="string">
            <text:p>HLE (years)</text:p>
          </table:table-cell>
          <table:table-cell office:value-type="string" calcext:value-type="string">
            <text:p>ETA (years)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8.9575285821528" calcext:value-type="float">
            <text:p>88.9575285821528</text:p>
          </table:table-cell>
          <table:table-cell office:value-type="float" office:value="68.4566929133858" calcext:value-type="float">
            <text:p>68.4566929133858</text:p>
          </table:table-cell>
          <table:table-cell/>
          <table:table-cell table:formula="of:=[.B2]*87623823" office:value-type="float" office:value="7794798739" calcext:value-type="float">
            <text:p>7794798739</text:p>
          </table:table-cell>
          <table:table-cell table:formula="of:=[.C2]*127" office:value-type="float" office:value="8694" calcext:value-type="float">
            <text:p>8694</text:p>
          </table:table-cell>
          <table:table-cell table:formula="of:=((1.27814 *([.C2])^(0.252439))-0.885932)*26" office:value-type="float" office:value="73.5446853444616" calcext:value-type="float">
            <text:p>73.5446853444616</text:p>
          </table:table-cell>
          <table:table-cell table:formula="of:=(([.G2])^(0.25*0.5))*37" office:value-type="float" office:value="63.3170446586665" calcext:value-type="float">
            <text:p>63.3170446586665</text:p>
          </table:table-cell>
          <table:table-cell table:formula="of:=(([.G2])^(0.25*0.5))*12" office:value-type="float" office:value="20.5352577271351" calcext:value-type="float">
            <text:p>20.5352577271351</text:p>
          </table:table-cell>
        </table:table-row>
        <table:table-row table:style-name="ro1">
          <table:table-cell office:value-type="float" office:value="2020.09243795982" calcext:value-type="float">
            <text:p>2020.09243795982</text:p>
          </table:table-cell>
          <table:table-cell office:value-type="float" office:value="89.0422097288331" calcext:value-type="float">
            <text:p>89.0422097288331</text:p>
          </table:table-cell>
          <table:table-cell office:value-type="float" office:value="68.5493671042995" calcext:value-type="float">
            <text:p>68.5493671042995</text:p>
          </table:table-cell>
          <table:table-cell/>
          <table:table-cell table:formula="of:=[.B3]*87623823" office:value-type="float" office:value="7802218824.80815" calcext:value-type="float">
            <text:p>7802218824.80815</text:p>
          </table:table-cell>
          <table:table-cell table:formula="of:=[.C3]*127" office:value-type="float" office:value="8705.76962224604" calcext:value-type="float">
            <text:p>8705.76962224604</text:p>
          </table:table-cell>
          <table:table-cell table:formula="of:=((1.27814 *([.C3])^(0.252439))-0.885932)*26" office:value-type="float" office:value="73.5776738037143" calcext:value-type="float">
            <text:p>73.5776738037143</text:p>
          </table:table-cell>
          <table:table-cell table:formula="of:=(([.G3])^(0.25*0.5))*37" office:value-type="float" office:value="63.3205940687274" calcext:value-type="float">
            <text:p>63.3205940687274</text:p>
          </table:table-cell>
          <table:table-cell table:formula="of:=(([.G3])^(0.25*0.5))*12" office:value-type="float" office:value="20.5364088871548" calcext:value-type="float">
            <text:p>20.5364088871548</text:p>
          </table:table-cell>
        </table:table-row>
        <table:table-row table:style-name="ro1">
          <table:table-cell office:value-type="float" office:value="2020.81546490194" calcext:value-type="float">
            <text:p>2020.81546490194</text:p>
          </table:table-cell>
          <table:table-cell office:value-type="float" office:value="89.7009077503001" calcext:value-type="float">
            <text:p>89.7009077503001</text:p>
          </table:table-cell>
          <table:table-cell office:value-type="float" office:value="69.2751875143388" calcext:value-type="float">
            <text:p>69.2751875143388</text:p>
          </table:table-cell>
          <table:table-cell/>
          <table:table-cell table:formula="of:=[.B4]*87623823" office:value-type="float" office:value="7859936463.65163" calcext:value-type="float">
            <text:p>7859936463.65163</text:p>
          </table:table-cell>
          <table:table-cell table:formula="of:=[.C4]*127" office:value-type="float" office:value="8797.94881432103" calcext:value-type="float">
            <text:p>8797.94881432103</text:p>
          </table:table-cell>
          <table:table-cell table:formula="of:=((1.27814 *([.C4])^(0.252439))-0.885932)*26" office:value-type="float" office:value="73.8348916978946" calcext:value-type="float">
            <text:p>73.8348916978946</text:p>
          </table:table-cell>
          <table:table-cell table:formula="of:=(([.G4])^(0.25*0.5))*37" office:value-type="float" office:value="63.3482219023359" calcext:value-type="float">
            <text:p>63.3482219023359</text:p>
          </table:table-cell>
          <table:table-cell table:formula="of:=(([.G4])^(0.25*0.5))*12" office:value-type="float" office:value="20.5453692656225" calcext:value-type="float">
            <text:p>20.5453692656225</text:p>
          </table:table-cell>
        </table:table-row>
        <table:table-row table:style-name="ro1">
          <table:table-cell office:value-type="float" office:value="2022.23013807348" calcext:value-type="float">
            <text:p>2022.23013807348</text:p>
          </table:table-cell>
          <table:table-cell office:value-type="float" office:value="90.9705246904145" calcext:value-type="float">
            <text:p>90.9705246904145</text:p>
          </table:table-cell>
          <table:table-cell office:value-type="float" office:value="70.6978923826168" calcext:value-type="float">
            <text:p>70.6978923826168</text:p>
          </table:table-cell>
          <table:table-cell/>
          <table:table-cell table:formula="of:=[.B5]*87623823" office:value-type="float" office:value="7971185153.69001" calcext:value-type="float">
            <text:p>7971185153.69001</text:p>
          </table:table-cell>
          <table:table-cell table:formula="of:=[.C5]*127" office:value-type="float" office:value="8978.63233259233" calcext:value-type="float">
            <text:p>8978.63233259233</text:p>
          </table:table-cell>
          <table:table-cell table:formula="of:=((1.27814 *([.C5])^(0.252439))-0.885932)*26" office:value-type="float" office:value="74.3332846713154" calcext:value-type="float">
            <text:p>74.3332846713154</text:p>
          </table:table-cell>
          <table:table-cell table:formula="of:=(([.G5])^(0.25*0.5))*37" office:value-type="float" office:value="63.4015155773164" calcext:value-type="float">
            <text:p>63.4015155773164</text:p>
          </table:table-cell>
          <table:table-cell table:formula="of:=(([.G5])^(0.25*0.5))*12" office:value-type="float" office:value="20.5626537007513" calcext:value-type="float">
            <text:p>20.562653700751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91.6504964723636" calcext:value-type="float">
            <text:p>91.6504964723636</text:p>
          </table:table-cell>
          <table:table-cell office:value-type="float" office:value="71.4723197881693" calcext:value-type="float">
            <text:p>71.4723197881693</text:p>
          </table:table-cell>
          <table:table-cell/>
          <table:table-cell table:formula="of:=[.B6]*87623823" office:value-type="float" office:value="8030766880.75651" calcext:value-type="float">
            <text:p>8030766880.75651</text:p>
          </table:table-cell>
          <table:table-cell table:formula="of:=[.C6]*127" office:value-type="float" office:value="9076.9846130975" calcext:value-type="float">
            <text:p>9076.9846130975</text:p>
          </table:table-cell>
          <table:table-cell table:formula="of:=((1.27814 *([.C6])^(0.252439))-0.885932)*26" office:value-type="float" office:value="74.6014324915872" calcext:value-type="float">
            <text:p>74.6014324915872</text:p>
          </table:table-cell>
          <table:table-cell table:formula="of:=(([.G6])^(0.25*0.5))*37" office:value-type="float" office:value="63.4300596663519" calcext:value-type="float">
            <text:p>63.4300596663519</text:p>
          </table:table-cell>
          <table:table-cell table:formula="of:=(([.G6])^(0.25*0.5))*12" office:value-type="float" office:value="20.5719112431412" calcext:value-type="float">
            <text:p>20.5719112431412</text:p>
          </table:table-cell>
        </table:table-row>
        <table:table-row table:style-name="ro1">
          <table:table-cell office:value-type="float" office:value="2024.83713760363" calcext:value-type="float">
            <text:p>2024.83713760363</text:p>
          </table:table-cell>
          <table:table-cell office:value-type="float" office:value="93.2410719707402" calcext:value-type="float">
            <text:p>93.2410719707402</text:p>
          </table:table-cell>
          <table:table-cell office:value-type="float" office:value="73.3145019990701" calcext:value-type="float">
            <text:p>73.3145019990701</text:p>
          </table:table-cell>
          <table:table-cell/>
          <table:table-cell table:formula="of:=[.B7]*87623823" office:value-type="float" office:value="8170139186.6944" calcext:value-type="float">
            <text:p>8170139186.6944</text:p>
          </table:table-cell>
          <table:table-cell table:formula="of:=[.C7]*127" office:value-type="float" office:value="9310.9417538819" calcext:value-type="float">
            <text:p>9310.9417538819</text:p>
          </table:table-cell>
          <table:table-cell table:formula="of:=((1.27814 *([.C7])^(0.252439))-0.885932)*26" office:value-type="float" office:value="75.2306744082855" calcext:value-type="float">
            <text:p>75.2306744082855</text:p>
          </table:table-cell>
          <table:table-cell table:formula="of:=(([.G7])^(0.25*0.5))*37" office:value-type="float" office:value="63.496690991012" calcext:value-type="float">
            <text:p>63.496690991012</text:p>
          </table:table-cell>
          <table:table-cell table:formula="of:=(([.G7])^(0.25*0.5))*12" office:value-type="float" office:value="20.5935214024904" calcext:value-type="float">
            <text:p>20.5935214024904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94.2240755245087" calcext:value-type="float">
            <text:p>94.2240755245087</text:p>
          </table:table-cell>
          <table:table-cell office:value-type="float" office:value="74.4745260727435" calcext:value-type="float">
            <text:p>74.4745260727435</text:p>
          </table:table-cell>
          <table:table-cell/>
          <table:table-cell table:formula="of:=[.B8]*87623823" office:value-type="float" office:value="8256273716.09818" calcext:value-type="float">
            <text:p>8256273716.09818</text:p>
          </table:table-cell>
          <table:table-cell table:formula="of:=[.C8]*127" office:value-type="float" office:value="9458.26481123843" calcext:value-type="float">
            <text:p>9458.26481123843</text:p>
          </table:table-cell>
          <table:table-cell table:formula="of:=((1.27814 *([.C8])^(0.252439))-0.885932)*26" office:value-type="float" office:value="75.620867387545" calcext:value-type="float">
            <text:p>75.620867387545</text:p>
          </table:table-cell>
          <table:table-cell table:formula="of:=(([.G8])^(0.25*0.5))*37" office:value-type="float" office:value="63.5377645366476" calcext:value-type="float">
            <text:p>63.5377645366476</text:p>
          </table:table-cell>
          <table:table-cell table:formula="of:=(([.G8])^(0.25*0.5))*12" office:value-type="float" office:value="20.6068425524262" calcext:value-type="float">
            <text:p>20.6068425524262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96.6731296965673" calcext:value-type="float">
            <text:p>96.6731296965673</text:p>
          </table:table-cell>
          <table:table-cell office:value-type="float" office:value="77.4403510624362" calcext:value-type="float">
            <text:p>77.4403510624362</text:p>
          </table:table-cell>
          <table:table-cell/>
          <table:table-cell table:formula="of:=[.B9]*87623823" office:value-type="float" office:value="8470869205.38806" calcext:value-type="float">
            <text:p>8470869205.38806</text:p>
          </table:table-cell>
          <table:table-cell table:formula="of:=[.C9]*127" office:value-type="float" office:value="9834.9245849294" calcext:value-type="float">
            <text:p>9834.9245849294</text:p>
          </table:table-cell>
          <table:table-cell table:formula="of:=((1.27814 *([.C9])^(0.252439))-0.885932)*26" office:value-type="float" office:value="76.5982143566923" calcext:value-type="float">
            <text:p>76.5982143566923</text:p>
          </table:table-cell>
          <table:table-cell table:formula="of:=(([.G9])^(0.25*0.5))*37" office:value-type="float" office:value="63.639836434286" calcext:value-type="float">
            <text:p>63.639836434286</text:p>
          </table:table-cell>
          <table:table-cell table:formula="of:=(([.G9])^(0.25*0.5))*12" office:value-type="float" office:value="20.6399469516603" calcext:value-type="float">
            <text:p>20.6399469516603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98.9954630595669" calcext:value-type="float">
            <text:p>98.9954630595669</text:p>
          </table:table-cell>
          <table:table-cell office:value-type="float" office:value="80.3596109206906" calcext:value-type="float">
            <text:p>80.3596109206906</text:p>
          </table:table-cell>
          <table:table-cell/>
          <table:table-cell table:formula="of:=[.B10]*87623823" office:value-type="float" office:value="8674360932.93453" calcext:value-type="float">
            <text:p>8674360932.93453</text:p>
          </table:table-cell>
          <table:table-cell table:formula="of:=[.C10]*127" office:value-type="float" office:value="10205.6705869277" calcext:value-type="float">
            <text:p>10205.6705869277</text:p>
          </table:table-cell>
          <table:table-cell table:formula="of:=((1.27814 *([.C10])^(0.252439))-0.885932)*26" office:value-type="float" office:value="77.5332596421382" calcext:value-type="float">
            <text:p>77.5332596421382</text:p>
          </table:table-cell>
          <table:table-cell table:formula="of:=(([.G10])^(0.25*0.5))*37" office:value-type="float" office:value="63.7364293072239" calcext:value-type="float">
            <text:p>63.7364293072239</text:p>
          </table:table-cell>
          <table:table-cell table:formula="of:=(([.G10])^(0.25*0.5))*12" office:value-type="float" office:value="20.6712743699104" calcext:value-type="float">
            <text:p>20.6712743699104</text:p>
          </table:table-cell>
        </table:table-row>
        <table:table-row table:style-name="ro1">
          <table:table-cell office:value-type="float" office:value="2037.34487619826" calcext:value-type="float">
            <text:p>2037.34487619826</text:p>
          </table:table-cell>
          <table:table-cell office:value-type="float" office:value="102.820651474269" calcext:value-type="float">
            <text:p>102.820651474269</text:p>
          </table:table-cell>
          <table:table-cell office:value-type="float" office:value="85.42027532275" calcext:value-type="float">
            <text:p>85.42027532275</text:p>
          </table:table-cell>
          <table:table-cell/>
          <table:table-cell table:formula="of:=[.B11]*87623823" office:value-type="float" office:value="9009538565.52604" calcext:value-type="float">
            <text:p>9009538565.52604</text:p>
          </table:table-cell>
          <table:table-cell table:formula="of:=[.C11]*127" office:value-type="float" office:value="10848.3749659893" calcext:value-type="float">
            <text:p>10848.3749659893</text:p>
          </table:table-cell>
          <table:table-cell table:formula="of:=((1.27814 *([.C11])^(0.252439))-0.885932)*26" office:value-type="float" office:value="79.0957119127581" calcext:value-type="float">
            <text:p>79.0957119127581</text:p>
          </table:table-cell>
          <table:table-cell table:formula="of:=(([.G11])^(0.25*0.5))*37" office:value-type="float" office:value="63.895583643626" calcext:value-type="float">
            <text:p>63.895583643626</text:p>
          </table:table-cell>
          <table:table-cell table:formula="of:=(([.G11])^(0.25*0.5))*12" office:value-type="float" office:value="20.7228919925274" calcext:value-type="float">
            <text:p>20.7228919925274</text:p>
          </table:table-cell>
        </table:table-row>
        <table:table-row table:style-name="ro1">
          <table:table-cell office:value-type="float" office:value="2043.99141626973" calcext:value-type="float">
            <text:p>2043.99141626973</text:p>
          </table:table-cell>
          <table:table-cell office:value-type="float" office:value="107.041940305904" calcext:value-type="float">
            <text:p>107.041940305904</text:p>
          </table:table-cell>
          <table:table-cell office:value-type="float" office:value="91.4221986665635" calcext:value-type="float">
            <text:p>91.4221986665635</text:p>
          </table:table-cell>
          <table:table-cell/>
          <table:table-cell table:formula="of:=[.B12]*87623823" office:value-type="float" office:value="9379424030.9411" calcext:value-type="float">
            <text:p>9379424030.9411</text:p>
          </table:table-cell>
          <table:table-cell table:formula="of:=[.C12]*127" office:value-type="float" office:value="11610.6192306536" calcext:value-type="float">
            <text:p>11610.6192306536</text:p>
          </table:table-cell>
          <table:table-cell table:formula="of:=((1.27814 *([.C12])^(0.252439))-0.885932)*26" office:value-type="float" office:value="80.8614970448434" calcext:value-type="float">
            <text:p>80.8614970448434</text:p>
          </table:table-cell>
          <table:table-cell table:formula="of:=(([.G12])^(0.25*0.5))*37" office:value-type="float" office:value="64.0721719619396" calcext:value-type="float">
            <text:p>64.0721719619396</text:p>
          </table:table-cell>
          <table:table-cell table:formula="of:=(([.G12])^(0.25*0.5))*12" office:value-type="float" office:value="20.780163879548" calcext:value-type="float">
            <text:p>20.780163879548</text:p>
          </table:table-cell>
        </table:table-row>
        <table:table-row table:style-name="ro1">
          <table:table-cell office:value-type="float" office:value="2053.06453128062" calcext:value-type="float">
            <text:p>2053.06453128062</text:p>
          </table:table-cell>
          <table:table-cell office:value-type="float" office:value="111.939516095377" calcext:value-type="float">
            <text:p>111.939516095377</text:p>
          </table:table-cell>
          <table:table-cell office:value-type="float" office:value="99.0433069012554" calcext:value-type="float">
            <text:p>99.0433069012554</text:p>
          </table:table-cell>
          <table:table-cell/>
          <table:table-cell table:formula="of:=[.B13]*87623823" office:value-type="float" office:value="9808568345.04696" calcext:value-type="float">
            <text:p>9808568345.04696</text:p>
          </table:table-cell>
          <table:table-cell table:formula="of:=[.C13]*127" office:value-type="float" office:value="12578.4999764594" calcext:value-type="float">
            <text:p>12578.4999764594</text:p>
          </table:table-cell>
          <table:table-cell table:formula="of:=((1.27814 *([.C13])^(0.252439))-0.885932)*26" office:value-type="float" office:value="82.9828569504224" calcext:value-type="float">
            <text:p>82.9828569504224</text:p>
          </table:table-cell>
          <table:table-cell table:formula="of:=(([.G13])^(0.25*0.5))*37" office:value-type="float" office:value="64.279911758863" calcext:value-type="float">
            <text:p>64.279911758863</text:p>
          </table:table-cell>
          <table:table-cell table:formula="of:=(([.G13])^(0.25*0.5))*12" office:value-type="float" office:value="20.8475389488204" calcext:value-type="float">
            <text:p>20.8475389488204</text:p>
          </table:table-cell>
        </table:table-row>
        <table:table-row table:style-name="ro1">
          <table:table-cell office:value-type="float" office:value="2063.69695581203" calcext:value-type="float">
            <text:p>2063.69695581203</text:p>
          </table:table-cell>
          <table:table-cell office:value-type="float" office:value="116.610950760726" calcext:value-type="float">
            <text:p>116.610950760726</text:p>
          </table:table-cell>
          <table:table-cell office:value-type="float" office:value="107.125482876507" calcext:value-type="float">
            <text:p>107.125482876507</text:p>
          </table:table-cell>
          <table:table-cell/>
          <table:table-cell table:formula="of:=[.B14]*87623823" office:value-type="float" office:value="10217897309.3196" calcext:value-type="float">
            <text:p>10217897309.3196</text:p>
          </table:table-cell>
          <table:table-cell table:formula="of:=[.C14]*127" office:value-type="float" office:value="13604.9363253164" calcext:value-type="float">
            <text:p>13604.9363253164</text:p>
          </table:table-cell>
          <table:table-cell table:formula="of:=((1.27814 *([.C14])^(0.252439))-0.885932)*26" office:value-type="float" office:value="85.1031574749234" calcext:value-type="float">
            <text:p>85.1031574749234</text:p>
          </table:table-cell>
          <table:table-cell table:formula="of:=(([.G14])^(0.25*0.5))*37" office:value-type="float" office:value="64.4829552955042" calcext:value-type="float">
            <text:p>64.4829552955042</text:p>
          </table:table-cell>
          <table:table-cell table:formula="of:=(([.G14])^(0.25*0.5))*12" office:value-type="float" office:value="20.91339090665" calcext:value-type="float">
            <text:p>20.91339090665</text:p>
          </table:table-cell>
        </table:table-row>
        <table:table-row table:style-name="ro1">
          <table:table-cell office:value-type="float" office:value="2076.42598424587" calcext:value-type="float">
            <text:p>2076.42598424587</text:p>
          </table:table-cell>
          <table:table-cell office:value-type="float" office:value="121.02263450206" calcext:value-type="float">
            <text:p>121.02263450206</text:p>
          </table:table-cell>
          <table:table-cell office:value-type="float" office:value="115.681396367001" calcext:value-type="float">
            <text:p>115.681396367001</text:p>
          </table:table-cell>
          <table:table-cell/>
          <table:table-cell table:formula="of:=[.B15]*87623823" office:value-type="float" office:value="10604465904.6022" calcext:value-type="float">
            <text:p>10604465904.6022</text:p>
          </table:table-cell>
          <table:table-cell table:formula="of:=[.C15]*127" office:value-type="float" office:value="14691.5373386091" calcext:value-type="float">
            <text:p>14691.5373386091</text:p>
          </table:table-cell>
          <table:table-cell table:formula="of:=((1.27814 *([.C15])^(0.252439))-0.885932)*26" office:value-type="float" office:value="87.2211897300281" calcext:value-type="float">
            <text:p>87.2211897300281</text:p>
          </table:table-cell>
          <table:table-cell table:formula="of:=(([.G15])^(0.25*0.5))*37" office:value-type="float" office:value="64.6814094440461" calcext:value-type="float">
            <text:p>64.6814094440461</text:p>
          </table:table-cell>
          <table:table-cell table:formula="of:=(([.G15])^(0.25*0.5))*12" office:value-type="float" office:value="20.9777544142852" calcext:value-type="float">
            <text:p>20.9777544142852</text:p>
          </table:table-cell>
        </table:table-row>
        <table:table-row table:style-name="ro1">
          <table:table-cell office:value-type="float" office:value="2091.2702777567" calcext:value-type="float">
            <text:p>2091.2702777567</text:p>
          </table:table-cell>
          <table:table-cell office:value-type="float" office:value="124.976864027527" calcext:value-type="float">
            <text:p>124.976864027527</text:p>
          </table:table-cell>
          <table:table-cell office:value-type="float" office:value="124.325168939185" calcext:value-type="float">
            <text:p>124.325168939185</text:p>
          </table:table-cell>
          <table:table-cell/>
          <table:table-cell table:formula="of:=[.B16]*87623823" office:value-type="float" office:value="10950950612.6431" calcext:value-type="float">
            <text:p>10950950612.6431</text:p>
          </table:table-cell>
          <table:table-cell table:formula="of:=[.C16]*127" office:value-type="float" office:value="15789.2964552765" calcext:value-type="float">
            <text:p>15789.2964552765</text:p>
          </table:table-cell>
          <table:table-cell table:formula="of:=((1.27814 *([.C16])^(0.252439))-0.885932)*26" office:value-type="float" office:value="89.2451900674075" calcext:value-type="float">
            <text:p>89.2451900674075</text:p>
          </table:table-cell>
          <table:table-cell table:formula="of:=(([.G16])^(0.25*0.5))*37" office:value-type="float" office:value="64.867151375634" calcext:value-type="float">
            <text:p>64.867151375634</text:p>
          </table:table-cell>
          <table:table-cell table:formula="of:=(([.G16])^(0.25*0.5))*12" office:value-type="float" office:value="21.0379950407462" calcext:value-type="float">
            <text:p>21.0379950407462</text:p>
          </table:table-cell>
        </table:table-row>
        <table:table-row table:style-name="ro1">
          <table:table-cell office:value-type="float" office:value="2108.76668753548" calcext:value-type="float">
            <text:p>2108.76668753548</text:p>
          </table:table-cell>
          <table:table-cell office:value-type="float" office:value="128.49384935146" calcext:value-type="float">
            <text:p>128.49384935146</text:p>
          </table:table-cell>
          <table:table-cell office:value-type="float" office:value="133.008890148311" calcext:value-type="float">
            <text:p>133.008890148311</text:p>
          </table:table-cell>
          <table:table-cell/>
          <table:table-cell table:formula="of:=[.B17]*87623823" office:value-type="float" office:value="11259122312.161" calcext:value-type="float">
            <text:p>11259122312.161</text:p>
          </table:table-cell>
          <table:table-cell table:formula="of:=[.C17]*127" office:value-type="float" office:value="16892.1290488355" calcext:value-type="float">
            <text:p>16892.1290488355</text:p>
          </table:table-cell>
          <table:table-cell table:formula="of:=((1.27814 *([.C17])^(0.252439))-0.885932)*26" office:value-type="float" office:value="91.1752302927517" calcext:value-type="float">
            <text:p>91.1752302927517</text:p>
          </table:table-cell>
          <table:table-cell table:formula="of:=(([.G17])^(0.25*0.5))*37" office:value-type="float" office:value="65.0408686293182" calcext:value-type="float">
            <text:p>65.0408686293182</text:p>
          </table:table-cell>
          <table:table-cell table:formula="of:=(([.G17])^(0.25*0.5))*12" office:value-type="float" office:value="21.0943357716708" calcext:value-type="float">
            <text:p>21.0943357716708</text:p>
          </table:table-cell>
        </table:table-row>
        <table:table-row table:style-name="ro1">
          <table:table-cell office:value-type="float" office:value="2129.33929154575" calcext:value-type="float">
            <text:p>2129.33929154575</text:p>
          </table:table-cell>
          <table:table-cell office:value-type="float" office:value="131.571975563573" calcext:value-type="float">
            <text:p>131.571975563573</text:p>
          </table:table-cell>
          <table:table-cell office:value-type="float" office:value="141.596394584903" calcext:value-type="float">
            <text:p>141.596394584903</text:p>
          </table:table-cell>
          <table:table-cell/>
          <table:table-cell table:formula="of:=[.B18]*87623823" office:value-type="float" office:value="11528839498.5428" calcext:value-type="float">
            <text:p>11528839498.5428</text:p>
          </table:table-cell>
          <table:table-cell table:formula="of:=[.C18]*127" office:value-type="float" office:value="17982.7421122827" calcext:value-type="float">
            <text:p>17982.7421122827</text:p>
          </table:table-cell>
          <table:table-cell table:formula="of:=((1.27814 *([.C18])^(0.252439))-0.885932)*26" office:value-type="float" office:value="92.9933494376602" calcext:value-type="float">
            <text:p>92.9933494376602</text:p>
          </table:table-cell>
          <table:table-cell table:formula="of:=(([.G18])^(0.25*0.5))*37" office:value-type="float" office:value="65.2015935797332" calcext:value-type="float">
            <text:p>65.2015935797332</text:p>
          </table:table-cell>
          <table:table-cell table:formula="of:=(([.G18])^(0.25*0.5))*12" office:value-type="float" office:value="21.1464627826162" calcext:value-type="float">
            <text:p>21.1464627826162</text:p>
          </table:table-cell>
        </table:table-row>
        <table:table-row table:style-name="ro1">
          <table:table-cell office:value-type="float" office:value="2153.69081086616" calcext:value-type="float">
            <text:p>2153.69081086616</text:p>
          </table:table-cell>
          <table:table-cell office:value-type="float" office:value="134.25950838514" calcext:value-type="float">
            <text:p>134.25950838514</text:p>
          </table:table-cell>
          <table:table-cell office:value-type="float" office:value="150.056186651546" calcext:value-type="float">
            <text:p>150.056186651546</text:p>
          </table:table-cell>
          <table:table-cell/>
          <table:table-cell table:formula="of:=[.B19]*87623823" office:value-type="float" office:value="11764331398.8065" calcext:value-type="float">
            <text:p>11764331398.8065</text:p>
          </table:table-cell>
          <table:table-cell table:formula="of:=[.C19]*127" office:value-type="float" office:value="19057.1357047463" calcext:value-type="float">
            <text:p>19057.1357047463</text:p>
          </table:table-cell>
          <table:table-cell table:formula="of:=((1.27814 *([.C19])^(0.252439))-0.885932)*26" office:value-type="float" office:value="94.7055247327127" calcext:value-type="float">
            <text:p>94.7055247327127</text:p>
          </table:table-cell>
          <table:table-cell table:formula="of:=(([.G19])^(0.25*0.5))*37" office:value-type="float" office:value="65.3504584187298" calcext:value-type="float">
            <text:p>65.3504584187298</text:p>
          </table:table-cell>
          <table:table-cell table:formula="of:=(([.G19])^(0.25*0.5))*12" office:value-type="float" office:value="21.1947432709394" calcext:value-type="float">
            <text:p>21.1947432709394</text:p>
          </table:table-cell>
        </table:table-row>
        <table:table-row table:style-name="ro1">
          <table:table-cell office:value-type="float" office:value="2182.60699999664" calcext:value-type="float">
            <text:p>2182.60699999664</text:p>
          </table:table-cell>
          <table:table-cell office:value-type="float" office:value="136.59922443945" calcext:value-type="float">
            <text:p>136.59922443945</text:p>
          </table:table-cell>
          <table:table-cell office:value-type="float" office:value="158.344493992726" calcext:value-type="float">
            <text:p>158.344493992726</text:p>
          </table:table-cell>
          <table:table-cell/>
          <table:table-cell table:formula="of:=[.B20]*87623823" office:value-type="float" office:value="11969346264.2196" calcext:value-type="float">
            <text:p>11969346264.2196</text:p>
          </table:table-cell>
          <table:table-cell table:formula="of:=[.C20]*127" office:value-type="float" office:value="20109.7507370762" calcext:value-type="float">
            <text:p>20109.7507370762</text:p>
          </table:table-cell>
          <table:table-cell table:formula="of:=((1.27814 *([.C20])^(0.252439))-0.885932)*26" office:value-type="float" office:value="96.3143731673929" calcext:value-type="float">
            <text:p>96.3143731673929</text:p>
          </table:table-cell>
          <table:table-cell table:formula="of:=(([.G20])^(0.25*0.5))*37" office:value-type="float" office:value="65.4882087834025" calcext:value-type="float">
            <text:p>65.4882087834025</text:p>
          </table:table-cell>
          <table:table-cell table:formula="of:=(([.G20])^(0.25*0.5))*12" office:value-type="float" office:value="21.2394190648873" calcext:value-type="float">
            <text:p>21.2394190648873</text:p>
          </table:table-cell>
        </table:table-row>
        <table:table-row table:style-name="ro1">
          <table:table-cell office:value-type="float" office:value="2217.12296684646" calcext:value-type="float">
            <text:p>2217.12296684646</text:p>
          </table:table-cell>
          <table:table-cell office:value-type="float" office:value="138.639523661654" calcext:value-type="float">
            <text:p>138.639523661654</text:p>
          </table:table-cell>
          <table:table-cell office:value-type="float" office:value="166.448064389962" calcext:value-type="float">
            <text:p>166.448064389962</text:p>
          </table:table-cell>
          <table:table-cell/>
          <table:table-cell table:formula="of:=[.B21]*87623823" office:value-type="float" office:value="12148125082.1331" calcext:value-type="float">
            <text:p>12148125082.1331</text:p>
          </table:table-cell>
          <table:table-cell table:formula="of:=[.C21]*127" office:value-type="float" office:value="21138.9041775252" calcext:value-type="float">
            <text:p>21138.9041775252</text:p>
          </table:table-cell>
          <table:table-cell table:formula="of:=((1.27814 *([.C21])^(0.252439))-0.885932)*26" office:value-type="float" office:value="97.8275965842979" calcext:value-type="float">
            <text:p>97.8275965842979</text:p>
          </table:table-cell>
          <table:table-cell table:formula="of:=(([.G21])^(0.25*0.5))*37" office:value-type="float" office:value="65.6159463823752" calcext:value-type="float">
            <text:p>65.6159463823752</text:p>
          </table:table-cell>
          <table:table-cell table:formula="of:=(([.G21])^(0.25*0.5))*12" office:value-type="float" office:value="21.2808474753649" calcext:value-type="float">
            <text:p>21.2808474753649</text:p>
          </table:table-cell>
        </table:table-row>
        <table:table-row table:style-name="ro1">
          <table:table-cell office:value-type="float" office:value="2258.48911306806" calcext:value-type="float">
            <text:p>2258.48911306806</text:p>
          </table:table-cell>
          <table:table-cell office:value-type="float" office:value="140.422750730103" calcext:value-type="float">
            <text:p>140.422750730103</text:p>
          </table:table-cell>
          <table:table-cell office:value-type="float" office:value="174.351503806658" calcext:value-type="float">
            <text:p>174.351503806658</text:p>
          </table:table-cell>
          <table:table-cell/>
          <table:table-cell table:formula="of:=[.B22]*87623823" office:value-type="float" office:value="12304378255.1477" calcext:value-type="float">
            <text:p>12304378255.1477</text:p>
          </table:table-cell>
          <table:table-cell table:formula="of:=[.C22]*127" office:value-type="float" office:value="22142.6409834456" calcext:value-type="float">
            <text:p>22142.6409834456</text:p>
          </table:table-cell>
          <table:table-cell table:formula="of:=((1.27814 *([.C22])^(0.252439))-0.885932)*26" office:value-type="float" office:value="99.251288420268" calcext:value-type="float">
            <text:p>99.251288420268</text:p>
          </table:table-cell>
          <table:table-cell table:formula="of:=(([.G22])^(0.25*0.5))*37" office:value-type="float" office:value="65.7345574160562" calcext:value-type="float">
            <text:p>65.7345574160562</text:p>
          </table:table-cell>
          <table:table-cell table:formula="of:=(([.G22])^(0.25*0.5))*12" office:value-type="float" office:value="21.3193159187209" calcext:value-type="float">
            <text:p>21.3193159187209</text:p>
          </table:table-cell>
        </table:table-row>
        <table:table-row table:style-name="ro1">
          <table:table-cell office:value-type="float" office:value="2308.27546275946" calcext:value-type="float">
            <text:p>2308.27546275946</text:p>
          </table:table-cell>
          <table:table-cell office:value-type="float" office:value="141.987510273647" calcext:value-type="float">
            <text:p>141.987510273647</text:p>
          </table:table-cell>
          <table:table-cell office:value-type="float" office:value="182.045573759413" calcext:value-type="float">
            <text:p>182.045573759413</text:p>
          </table:table-cell>
          <table:table-cell/>
          <table:table-cell table:formula="of:=[.B23]*87623823" office:value-type="float" office:value="12441488468.4287" calcext:value-type="float">
            <text:p>12441488468.4287</text:p>
          </table:table-cell>
          <table:table-cell table:formula="of:=[.C23]*127" office:value-type="float" office:value="23119.7878674454" calcext:value-type="float">
            <text:p>23119.7878674454</text:p>
          </table:table-cell>
          <table:table-cell table:formula="of:=((1.27814 *([.C23])^(0.252439))-0.885932)*26" office:value-type="float" office:value="100.591644803829" calcext:value-type="float">
            <text:p>100.591644803829</text:p>
          </table:table-cell>
          <table:table-cell table:formula="of:=(([.G23])^(0.25*0.5))*37" office:value-type="float" office:value="65.8448727582239" calcext:value-type="float">
            <text:p>65.8448727582239</text:p>
          </table:table-cell>
          <table:table-cell table:formula="of:=(([.G23])^(0.25*0.5))*12" office:value-type="float" office:value="21.3550938675321" calcext:value-type="float">
            <text:p>21.3550938675321</text:p>
          </table:table-cell>
        </table:table-row>
        <table:table-row table:style-name="ro1">
          <table:table-cell office:value-type="float" office:value="2368.41432503998" calcext:value-type="float">
            <text:p>2368.41432503998</text:p>
          </table:table-cell>
          <table:table-cell office:value-type="float" office:value="143.366930766259" calcext:value-type="float">
            <text:p>143.366930766259</text:p>
          </table:table-cell>
          <table:table-cell office:value-type="float" office:value="189.517690062548" calcext:value-type="float">
            <text:p>189.517690062548</text:p>
          </table:table-cell>
          <table:table-cell/>
          <table:table-cell table:formula="of:=[.B24]*87623823" office:value-type="float" office:value="12562358565.5159" calcext:value-type="float">
            <text:p>12562358565.5159</text:p>
          </table:table-cell>
          <table:table-cell table:formula="of:=[.C24]*127" office:value-type="float" office:value="24068.7466379436" calcext:value-type="float">
            <text:p>24068.7466379436</text:p>
          </table:table-cell>
          <table:table-cell table:formula="of:=((1.27814 *([.C24])^(0.252439))-0.885932)*26" office:value-type="float" office:value="101.853391319285" calcext:value-type="float">
            <text:p>101.853391319285</text:p>
          </table:table-cell>
          <table:table-cell table:formula="of:=(([.G24])^(0.25*0.5))*37" office:value-type="float" office:value="65.9475492376912" calcext:value-type="float">
            <text:p>65.9475492376912</text:p>
          </table:table-cell>
          <table:table-cell table:formula="of:=(([.G24])^(0.25*0.5))*12" office:value-type="float" office:value="21.3883943473593" calcext:value-type="float">
            <text:p>21.3883943473593</text:p>
          </table:table-cell>
        </table:table-row>
        <table:table-row table:style-name="ro1">
          <table:table-cell office:value-type="float" office:value="2441.30791374126" calcext:value-type="float">
            <text:p>2441.30791374126</text:p>
          </table:table-cell>
          <table:table-cell office:value-type="float" office:value="144.589773950929" calcext:value-type="float">
            <text:p>144.589773950929</text:p>
          </table:table-cell>
          <table:table-cell office:value-type="float" office:value="196.752987930925" calcext:value-type="float">
            <text:p>196.752987930925</text:p>
          </table:table-cell>
          <table:table-cell/>
          <table:table-cell table:formula="of:=[.B25]*87623823" office:value-type="float" office:value="12669508760.2862" calcext:value-type="float">
            <text:p>12669508760.2862</text:p>
          </table:table-cell>
          <table:table-cell table:formula="of:=[.C25]*127" office:value-type="float" office:value="24987.6294672275" calcext:value-type="float">
            <text:p>24987.6294672275</text:p>
          </table:table-cell>
          <table:table-cell table:formula="of:=((1.27814 *([.C25])^(0.252439))-0.885932)*26" office:value-type="float" office:value="103.040189112185" calcext:value-type="float">
            <text:p>103.040189112185</text:p>
          </table:table-cell>
          <table:table-cell table:formula="of:=(([.G25])^(0.25*0.5))*37" office:value-type="float" office:value="66.0431158937068" calcext:value-type="float">
            <text:p>66.0431158937068</text:p>
          </table:table-cell>
          <table:table-cell table:formula="of:=(([.G25])^(0.25*0.5))*12" office:value-type="float" office:value="21.4193889384995" calcext:value-type="float">
            <text:p>21.4193889384995</text:p>
          </table:table-cell>
        </table:table-row>
        <table:table-row table:style-name="ro1">
          <table:table-cell office:value-type="float" office:value="2529.93082591461" calcext:value-type="float">
            <text:p>2529.93082591461</text:p>
          </table:table-cell>
          <table:table-cell office:value-type="float" office:value="145.680722742672" calcext:value-type="float">
            <text:p>145.680722742672</text:p>
          </table:table-cell>
          <table:table-cell office:value-type="float" office:value="203.731271911667" calcext:value-type="float">
            <text:p>203.731271911667</text:p>
          </table:table-cell>
          <table:table-cell/>
          <table:table-cell table:formula="of:=[.B26]*87623823" office:value-type="float" office:value="12765101864.116" calcext:value-type="float">
            <text:p>12765101864.116</text:p>
          </table:table-cell>
          <table:table-cell table:formula="of:=[.C26]*127" office:value-type="float" office:value="25873.8715327817" calcext:value-type="float">
            <text:p>25873.8715327817</text:p>
          </table:table-cell>
          <table:table-cell table:formula="of:=((1.27814 *([.C26])^(0.252439))-0.885932)*26" office:value-type="float" office:value="104.154310419821" calcext:value-type="float">
            <text:p>104.154310419821</text:p>
          </table:table-cell>
          <table:table-cell table:formula="of:=(([.G26])^(0.25*0.5))*37" office:value-type="float" office:value="66.1319578172521" calcext:value-type="float">
            <text:p>66.1319578172521</text:p>
          </table:table-cell>
          <table:table-cell table:formula="of:=(([.G26])^(0.25*0.5))*12" office:value-type="float" office:value="21.448202535325" calcext:value-type="float">
            <text:p>21.448202535325</text:p>
          </table:table-cell>
        </table:table-row>
        <table:table-row table:style-name="ro1">
          <table:table-cell office:value-type="float" office:value="2637.98039435162" calcext:value-type="float">
            <text:p>2637.98039435162</text:p>
          </table:table-cell>
          <table:table-cell office:value-type="float" office:value="146.661185572849" calcext:value-type="float">
            <text:p>146.661185572849</text:p>
          </table:table-cell>
          <table:table-cell office:value-type="float" office:value="210.42738127688" calcext:value-type="float">
            <text:p>210.42738127688</text:p>
          </table:table-cell>
          <table:table-cell/>
          <table:table-cell table:formula="of:=[.B27]*87623823" office:value-type="float" office:value="12851013765.6055" calcext:value-type="float">
            <text:p>12851013765.6055</text:p>
          </table:table-cell>
          <table:table-cell table:formula="of:=[.C27]*127" office:value-type="float" office:value="26724.2774221638" calcext:value-type="float">
            <text:p>26724.2774221638</text:p>
          </table:table-cell>
          <table:table-cell table:formula="of:=((1.27814 *([.C27])^(0.252439))-0.885932)*26" office:value-type="float" office:value="105.196872643339" calcext:value-type="float">
            <text:p>105.196872643339</text:p>
          </table:table-cell>
          <table:table-cell table:formula="of:=(([.G27])^(0.25*0.5))*37" office:value-type="float" office:value="66.2143435333357" calcext:value-type="float">
            <text:p>66.2143435333357</text:p>
          </table:table-cell>
          <table:table-cell table:formula="of:=(([.G27])^(0.25*0.5))*12" office:value-type="float" office:value="21.4749222270278" calcext:value-type="float">
            <text:p>21.4749222270278</text:p>
          </table:table-cell>
        </table:table-row>
        <table:table-row table:style-name="ro1">
          <table:table-cell office:value-type="float" office:value="2770.4244847972" calcext:value-type="float">
            <text:p>2770.4244847972</text:p>
          </table:table-cell>
          <table:table-cell office:value-type="float" office:value="147.552008167512" calcext:value-type="float">
            <text:p>147.552008167512</text:p>
          </table:table-cell>
          <table:table-cell office:value-type="float" office:value="216.831598495436" calcext:value-type="float">
            <text:p>216.831598495436</text:p>
          </table:table-cell>
          <table:table-cell/>
          <table:table-cell table:formula="of:=[.B28]*87623823" office:value-type="float" office:value="12929071046.9646" calcext:value-type="float">
            <text:p>12929071046.9646</text:p>
          </table:table-cell>
          <table:table-cell table:formula="of:=[.C28]*127" office:value-type="float" office:value="27537.6130089204" calcext:value-type="float">
            <text:p>27537.6130089204</text:p>
          </table:table-cell>
          <table:table-cell table:formula="of:=((1.27814 *([.C28])^(0.252439))-0.885932)*26" office:value-type="float" office:value="106.171035727018" calcext:value-type="float">
            <text:p>106.171035727018</text:p>
          </table:table-cell>
          <table:table-cell table:formula="of:=(([.G28])^(0.25*0.5))*37" office:value-type="float" office:value="66.2906810459901" calcext:value-type="float">
            <text:p>66.2906810459901</text:p>
          </table:table-cell>
          <table:table-cell table:formula="of:=(([.G28])^(0.25*0.5))*12" office:value-type="float" office:value="21.49968033924" calcext:value-type="float">
            <text:p>21.49968033924</text:p>
          </table:table-cell>
        </table:table-row>
        <table:table-row table:style-name="ro1">
          <table:table-cell office:value-type="float" office:value="2938.73015741611" calcext:value-type="float">
            <text:p>2938.73015741611</text:p>
          </table:table-cell>
          <table:table-cell office:value-type="float" office:value="148.392847870916" calcext:value-type="float">
            <text:p>148.392847870916</text:p>
          </table:table-cell>
          <table:table-cell office:value-type="float" office:value="223.081932176599" calcext:value-type="float">
            <text:p>223.081932176599</text:p>
          </table:table-cell>
          <table:table-cell/>
          <table:table-cell table:formula="of:=[.B29]*87623823" office:value-type="float" office:value="13002748636.3071" calcext:value-type="float">
            <text:p>13002748636.3071</text:p>
          </table:table-cell>
          <table:table-cell table:formula="of:=[.C29]*127" office:value-type="float" office:value="28331.4053864281" calcext:value-type="float">
            <text:p>28331.4053864281</text:p>
          </table:table-cell>
          <table:table-cell table:formula="of:=((1.27814 *([.C29])^(0.252439))-0.885932)*26" office:value-type="float" office:value="107.101266038628" calcext:value-type="float">
            <text:p>107.101266038628</text:p>
          </table:table-cell>
          <table:table-cell table:formula="of:=(([.G29])^(0.25*0.5))*37" office:value-type="float" office:value="66.3630059856992" calcext:value-type="float">
            <text:p>66.3630059856992</text:p>
          </table:table-cell>
          <table:table-cell table:formula="of:=(([.G29])^(0.25*0.5))*12" office:value-type="float" office:value="21.523137076443" calcext:value-type="float">
            <text:p>21.523137076443</text:p>
          </table:table-cell>
        </table:table-row>
        <table:table-row table:style-name="ro1">
          <table:table-cell office:value-type="float" office:value="3157.37837833184" calcext:value-type="float">
            <text:p>3157.37837833184</text:p>
          </table:table-cell>
          <table:table-cell office:value-type="float" office:value="149.202958992753" calcext:value-type="float">
            <text:p>149.202958992753</text:p>
          </table:table-cell>
          <table:table-cell office:value-type="float" office:value="229.161315342443" calcext:value-type="float">
            <text:p>229.161315342443</text:p>
          </table:table-cell>
          <table:table-cell/>
          <table:table-cell table:formula="of:=[.B30]*87623823" office:value-type="float" office:value="13073733669.8572" calcext:value-type="float">
            <text:p>13073733669.8572</text:p>
          </table:table-cell>
          <table:table-cell table:formula="of:=[.C30]*127" office:value-type="float" office:value="29103.4870484903" calcext:value-type="float">
            <text:p>29103.4870484903</text:p>
          </table:table-cell>
          <table:table-cell table:formula="of:=((1.27814 *([.C30])^(0.252439))-0.885932)*26" office:value-type="float" office:value="107.987545122373" calcext:value-type="float">
            <text:p>107.987545122373</text:p>
          </table:table-cell>
          <table:table-cell table:formula="of:=(([.G30])^(0.25*0.5))*37" office:value-type="float" office:value="66.4314042227239" calcext:value-type="float">
            <text:p>66.4314042227239</text:p>
          </table:table-cell>
          <table:table-cell table:formula="of:=(([.G30])^(0.25*0.5))*12" office:value-type="float" office:value="21.545320288451" calcext:value-type="float">
            <text:p>21.545320288451</text:p>
          </table:table-cell>
        </table:table-row>
        <table:table-row table:style-name="ro1">
          <table:table-cell office:value-type="float" office:value="3455.56748138909" calcext:value-type="float">
            <text:p>3455.56748138909</text:p>
          </table:table-cell>
          <table:table-cell office:value-type="float" office:value="150.018888621029" calcext:value-type="float">
            <text:p>150.018888621029</text:p>
          </table:table-cell>
          <table:table-cell office:value-type="float" office:value="235.13480858018" calcext:value-type="float">
            <text:p>235.13480858018</text:p>
          </table:table-cell>
          <table:table-cell/>
          <table:table-cell table:formula="of:=[.B31]*87623823" office:value-type="float" office:value="13145228543.1858" calcext:value-type="float">
            <text:p>13145228543.1858</text:p>
          </table:table-cell>
          <table:table-cell table:formula="of:=[.C31]*127" office:value-type="float" office:value="29862.1206896829" calcext:value-type="float">
            <text:p>29862.1206896829</text:p>
          </table:table-cell>
          <table:table-cell table:formula="of:=((1.27814 *([.C31])^(0.252439))-0.885932)*26" office:value-type="float" office:value="108.841428500437" calcext:value-type="float">
            <text:p>108.841428500437</text:p>
          </table:table-cell>
          <table:table-cell table:formula="of:=(([.G31])^(0.25*0.5))*37" office:value-type="float" office:value="66.4968393173346" calcext:value-type="float">
            <text:p>66.4968393173346</text:p>
          </table:table-cell>
          <table:table-cell table:formula="of:=(([.G31])^(0.25*0.5))*12" office:value-type="float" office:value="21.5665424812977" calcext:value-type="float">
            <text:p>21.5665424812977</text:p>
          </table:table-cell>
        </table:table-row>
        <table:table-row table:style-name="ro1">
          <table:table-cell office:value-type="float" office:value="3900.27041488008" calcext:value-type="float">
            <text:p>3900.27041488008</text:p>
          </table:table-cell>
          <table:table-cell office:value-type="float" office:value="150.907204934122" calcext:value-type="float">
            <text:p>150.907204934122</text:p>
          </table:table-cell>
          <table:table-cell office:value-type="float" office:value="241.141853198486" calcext:value-type="float">
            <text:p>241.141853198486</text:p>
          </table:table-cell>
          <table:table-cell/>
          <table:table-cell table:formula="of:=[.B32]*87623823" office:value-type="float" office:value="13223066214.5722" calcext:value-type="float">
            <text:p>13223066214.5722</text:p>
          </table:table-cell>
          <table:table-cell table:formula="of:=[.C32]*127" office:value-type="float" office:value="30625.0153562077" calcext:value-type="float">
            <text:p>30625.0153562077</text:p>
          </table:table-cell>
          <table:table-cell table:formula="of:=((1.27814 *([.C32])^(0.252439))-0.885932)*26" office:value-type="float" office:value="109.683907791541" calcext:value-type="float">
            <text:p>109.683907791541</text:p>
          </table:table-cell>
          <table:table-cell table:formula="of:=(([.G32])^(0.25*0.5))*37" office:value-type="float" office:value="66.5609617381726" calcext:value-type="float">
            <text:p>66.5609617381726</text:p>
          </table:table-cell>
          <table:table-cell table:formula="of:=(([.G32])^(0.25*0.5))*12" office:value-type="float" office:value="21.58733894211" calcext:value-type="float">
            <text:p>21.58733894211</text:p>
          </table:table-cell>
        </table:table-row>
        <table:table-row table:style-name="ro1">
          <table:table-cell office:value-type="float" office:value="4345.92567767365" calcext:value-type="float">
            <text:p>4345.92567767365</text:p>
          </table:table-cell>
          <table:table-cell office:value-type="float" office:value="151.586069255198" calcext:value-type="float">
            <text:p>151.586069255198</text:p>
          </table:table-cell>
          <table:table-cell office:value-type="float" office:value="244.981661893675" calcext:value-type="float">
            <text:p>244.981661893675</text:p>
          </table:table-cell>
          <table:table-cell/>
          <table:table-cell table:formula="of:=[.B33]*87623823" office:value-type="float" office:value="13282550901.6832" calcext:value-type="float">
            <text:p>13282550901.6832</text:p>
          </table:table-cell>
          <table:table-cell table:formula="of:=[.C33]*127" office:value-type="float" office:value="31112.6710604967" calcext:value-type="float">
            <text:p>31112.6710604967</text:p>
          </table:table-cell>
          <table:table-cell table:formula="of:=((1.27814 *([.C33])^(0.252439))-0.885932)*26" office:value-type="float" office:value="110.214248544313" calcext:value-type="float">
            <text:p>110.214248544313</text:p>
          </table:table-cell>
          <table:table-cell table:formula="of:=(([.G33])^(0.25*0.5))*37" office:value-type="float" office:value="66.6011061209583" calcext:value-type="float">
            <text:p>66.6011061209583</text:p>
          </table:table-cell>
          <table:table-cell table:formula="of:=(([.G33])^(0.25*0.5))*12" office:value-type="float" office:value="21.6003587419324" calcext:value-type="float">
            <text:p>21.6003587419324</text:p>
          </table:table-cell>
        </table:table-row>
        <table:table-row table:style-name="ro1">
          <table:table-cell office:value-type="float" office:value="4970.6763170667" calcext:value-type="float">
            <text:p>4970.6763170667</text:p>
          </table:table-cell>
          <table:table-cell office:value-type="float" office:value="152.356522783446" calcext:value-type="float">
            <text:p>152.356522783446</text:p>
          </table:table-cell>
          <table:table-cell office:value-type="float" office:value="248.452676198901" calcext:value-type="float">
            <text:p>248.452676198901</text:p>
          </table:table-cell>
          <table:table-cell/>
          <table:table-cell table:formula="of:=[.B34]*87623823" office:value-type="float" office:value="13350060985.2721" calcext:value-type="float">
            <text:p>13350060985.2721</text:p>
          </table:table-cell>
          <table:table-cell table:formula="of:=[.C34]*127" office:value-type="float" office:value="31553.4898772604" calcext:value-type="float">
            <text:p>31553.4898772604</text:p>
          </table:table-cell>
          <table:table-cell table:formula="of:=((1.27814 *([.C34])^(0.252439))-0.885932)*26" office:value-type="float" office:value="110.688331512077" calcext:value-type="float">
            <text:p>110.688331512077</text:p>
          </table:table-cell>
          <table:table-cell table:formula="of:=(([.G34])^(0.25*0.5))*37" office:value-type="float" office:value="66.6368492190766" calcext:value-type="float">
            <text:p>66.6368492190766</text:p>
          </table:table-cell>
          <table:table-cell table:formula="of:=(([.G34])^(0.25*0.5))*12" office:value-type="float" office:value="21.6119510980789" calcext:value-type="float">
            <text:p>21.6119510980789</text:p>
          </table:table-cell>
        </table:table-row>
        <table:table-row table:style-name="ro1">
          <table:table-cell office:value-type="float" office:value="5616.30274167208" calcext:value-type="float">
            <text:p>5616.30274167208</text:p>
          </table:table-cell>
          <table:table-cell office:value-type="float" office:value="153.029838928552" calcext:value-type="float">
            <text:p>153.029838928552</text:p>
          </table:table-cell>
          <table:table-cell office:value-type="float" office:value="250.580401451966" calcext:value-type="float">
            <text:p>250.580401451966</text:p>
          </table:table-cell>
          <table:table-cell/>
          <table:table-cell table:formula="of:=[.B35]*87623823" office:value-type="float" office:value="13409059519.994" calcext:value-type="float">
            <text:p>13409059519.994</text:p>
          </table:table-cell>
          <table:table-cell table:formula="of:=[.C35]*127" office:value-type="float" office:value="31823.7109843997" calcext:value-type="float">
            <text:p>31823.7109843997</text:p>
          </table:table-cell>
          <table:table-cell table:formula="of:=((1.27814 *([.C35])^(0.252439))-0.885932)*26" office:value-type="float" office:value="110.976500681586" calcext:value-type="float">
            <text:p>110.976500681586</text:p>
          </table:table-cell>
          <table:table-cell table:formula="of:=(([.G35])^(0.25*0.5))*37" office:value-type="float" office:value="66.6585100943685" calcext:value-type="float">
            <text:p>66.6585100943685</text:p>
          </table:table-cell>
          <table:table-cell table:formula="of:=(([.G35])^(0.25*0.5))*12" office:value-type="float" office:value="21.6189762468222" calcext:value-type="float">
            <text:p>21.618976246822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53.395734197069" calcext:value-type="float">
            <text:p>153.395734197069</text:p>
          </table:table-cell>
          <table:table-cell office:value-type="float" office:value="251.396642398397" calcext:value-type="float">
            <text:p>251.396642398397</text:p>
          </table:table-cell>
          <table:table-cell/>
          <table:table-cell table:formula="of:=[.B36]*87623823" office:value-type="float" office:value="13441120662.239" calcext:value-type="float">
            <text:p>13441120662.239</text:p>
          </table:table-cell>
          <table:table-cell table:formula="of:=[.C36]*127" office:value-type="float" office:value="31927.3735845964" calcext:value-type="float">
            <text:p>31927.3735845964</text:p>
          </table:table-cell>
          <table:table-cell table:formula="of:=((1.27814 *([.C36])^(0.252439))-0.885932)*26" office:value-type="float" office:value="111.086563140918" calcext:value-type="float">
            <text:p>111.086563140918</text:p>
          </table:table-cell>
          <table:table-cell table:formula="of:=(([.G36])^(0.25*0.5))*37" office:value-type="float" office:value="66.66677019691" calcext:value-type="float">
            <text:p>66.66677019691</text:p>
          </table:table-cell>
          <table:table-cell table:formula="of:=(([.G36])^(0.25*0.5))*12" office:value-type="float" office:value="21.6216551989978" calcext:value-type="float">
            <text:p>21.62165519899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12:02:54.174980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08T12:28:06.185650825</dc:date>
    <meta:editing-duration>PT41M59S</meta:editing-duration>
    <meta:editing-cycles>3</meta:editing-cycles>
    <meta:generator>LibreOffice/6.4.7.2$Linux_X86_64 LibreOffice_project/40$Build-2</meta:generator>
    <meta:document-statistic meta:table-count="1" meta:cell-count="288" meta:object-count="0"/>
  </office:meta>
</office:document-meta>
</file>